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margin-top="0.0417in" fo:margin-bottom="0in" loext:contextual-spacing="false" fo:line-height="100%" fo:text-align="center" style:justify-single-word="false" fo:text-indent="0in" style:auto-text-indent="false"/>
    </style:style>
    <style:style style:name="P2" style:family="paragraph" style:parent-style-name="Standard">
      <style:paragraph-properties fo:margin-left="0.5in" fo:margin-right="0in" fo:margin-top="0.0417in" fo:margin-bottom="0in" loext:contextual-spacing="false" fo:line-height="100%" fo:text-align="center" style:justify-single-word="false" fo:text-indent="0in" style:auto-text-indent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left="0.5in" fo:margin-right="0in" fo:margin-top="0.0417in" fo:margin-bottom="0in" loext:contextual-spacing="false" fo:line-height="100%" fo:text-align="justify" style:justify-single-word="false" fo:text-indent="0in" style:auto-text-indent="false"/>
      <style:text-properties style:font-name="Georgia" fo:font-size="12pt" fo:font-weight="bold" style:font-name-asian="Georgia1" style:font-size-asian="12pt" style:font-weight-asian="bold" style:font-name-complex="Georgia1" style:font-size-complex="12pt"/>
    </style:style>
    <style:style style:name="P4" style:family="paragraph" style:parent-style-name="Standard" style:master-page-name="Standard">
      <style:paragraph-properties fo:margin-left="0.5in" fo:margin-right="0in" fo:margin-top="0.0417in" fo:margin-bottom="0in" loext:contextual-spacing="false" fo:line-height="100%" fo:text-align="center" style:justify-single-word="false" fo:text-indent="0in" style:auto-text-indent="false" style:page-number="1"/>
    </style:style>
    <style:style style:name="P5" style:family="paragraph" style:parent-style-name="Standard">
      <style:paragraph-properties fo:margin-left="0.5in" fo:margin-right="0in" fo:text-indent="0in" style:auto-text-indent="false"/>
    </style:style>
    <style:style style:name="P6" style:family="paragraph" style:parent-style-name="Standard">
      <style:paragraph-properties fo:margin-left="0.5in" fo:margin-right="0in" fo:text-indent="0in" style:auto-text-indent="false"/>
      <style:text-properties fo:font-weight="bold" style:font-weight-asian="bold"/>
    </style:style>
    <style:style style:name="P7" style:family="paragraph" style:parent-style-name="Standard">
      <style:paragraph-properties fo:margin-left="0.5in" fo:margin-right="0in" fo:text-indent="0in" style:auto-text-indent="false"/>
      <style:text-properties style:font-name="Georgia" fo:font-size="12pt" fo:font-weight="bold" style:font-name-asian="Georgia1" style:font-size-asian="12pt" style:font-weight-asian="bold" style:font-name-complex="Georgia1" style:font-size-complex="12pt"/>
    </style:style>
    <style:style style:name="P8" style:family="paragraph" style:parent-style-name="Standard" style:list-style-name="WWNum2">
      <style:paragraph-properties fo:margin-left="0.5in" fo:margin-right="0in" fo:margin-top="0.0417in" fo:margin-bottom="0in" loext:contextual-spacing="false" fo:line-height="100%" fo:text-align="justify" style:justify-single-word="false" fo:text-indent="-0.25in" style:auto-text-indent="false"/>
    </style:style>
    <style:style style:name="P9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16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17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18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17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8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19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20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21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22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23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24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25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6" style:family="paragraph" style:parent-style-name="Standard" style:list-style-name="WWNum4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7" style:family="paragraph" style:parent-style-name="Standard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9" style:family="paragraph" style:parent-style-name="Standard">
      <style:paragraph-properties fo:margin-left="0in" fo:margin-right="0in" fo:text-indent="0in" style:auto-text-indent="false"/>
    </style:style>
    <style:style style:name="T1" style:family="text">
      <style:text-properties fo:font-size="17pt" fo:font-weight="bold" style:font-size-asian="17pt" style:font-weight-asian="bold" style:font-size-complex="17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text-underline-style="none" style:font-size-asian="12pt" style:font-size-complex="12pt"/>
    </style:style>
    <style:style style:name="T4" style:family="text">
      <style:text-properties style:font-name="Georgia" fo:font-size="12pt" fo:font-weight="bold" style:font-name-asian="Georgia1" style:font-size-asian="12pt" style:font-weight-asian="bold" style:font-name-complex="Georgia1" style:font-size-complex="12pt"/>
    </style:style>
    <style:style style:name="T5" style:family="text">
      <style:text-properties style:font-name="Georgia" fo:font-size="12pt" style:text-underline-style="none" fo:font-weight="bold" style:font-name-asian="Georgia1" style:font-size-asian="12pt" style:font-weight-asian="bold" style:font-name-complex="Georgia1" style:font-size-complex="12pt"/>
    </style:style>
    <style:style style:name="T6" style:family="text">
      <style:text-properties fo:font-weight="bold" style:font-weight-asian="bold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bold" style:font-weight-asian="bold"/>
    </style:style>
    <style:style style:name="T9" style:family="text">
      <style:text-properties fo:color="#000000" fo:font-size="11pt" style:font-size-asian="11pt" style:font-size-complex="11pt"/>
    </style:style>
    <style:style style:name="T10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Interview Questions for Machine Learning</text:span></text:p>
      <text:p text:style-name="P1"><text:span text:style-name="T2">____________________________________________________________</text:span></text:p>
      <text:p text:style-name="P2"/>
      <text:list xml:id="list2803893286" text:style-name="WWNum2">
        <text:list-item>
          <text:p text:style-name="P8"><text:span text:style-name="T2">Need for Machine Learning, Basic principles, Applications, </text:span><text:span text:style-name="T4">Challenges, Types of Machine Learning</text:span></text:p>
        </text:list-item>
      </text:list>
      <text:p text:style-name="P3"/>
      <text:list xml:id="list3161963296" text:style-name="WWNum12">
        <text:list-item>
          <text:p text:style-name="P9">Why do you think machine learning is important?</text:p>
        </text:list-item>
        <text:list-item>
          <text:p text:style-name="P9">What are some real-world examples of machine learning applications?</text:p>
        </text:list-item>
        <text:list-item>
          <text:p text:style-name="P9">How does machine learning differ from traditional programming approaches?</text:p>
        </text:list-item>
        <text:list-item>
          <text:p text:style-name="P9">What are the three types of machine learning, and can you explain them?</text:p>
        </text:list-item>
        <text:list-item>
          <text:p text:style-name="P9">Can you provide an example of supervised learning in a business setting?</text:p>
        </text:list-item>
        <text:list-item>
          <text:p text:style-name="P9">How does unsupervised learning work, and what are some use cases?</text:p>
        </text:list-item>
        <text:list-item>
          <text:p text:style-name="P9">What are the advantages of using reinforcement learning over other types of machine learning?</text:p>
        </text:list-item>
        <text:list-item>
          <text:p text:style-name="P9">Can you explain the difference between classification and regression in machine learning?</text:p>
        </text:list-item>
      </text:list>
      <text:p text:style-name="P5"/>
      <text:list xml:id="list2542289136" text:style-name="WWNum16">
        <text:list-item>
          <text:p text:style-name="P10"><text:span text:style-name="T4">Exploratory Data Analysis</text:span><text:span text:style-name="T6"> </text:span></text:p>
        </text:list-item>
      </text:list>
      <text:p text:style-name="P6"/>
      <text:list xml:id="list224514772194766" text:continue-list="list3161963296" text:style-name="WWNum12">
        <text:list-item>
          <text:p text:style-name="P25">What is the Difference between Univariate, Bivariate, and Multivariate analysis?</text:p>
        </text:list-item>
        <text:list-item>
          <text:p text:style-name="P25">Mention the two kinds of target variables for predictive modeling.</text:p>
        </text:list-item>
        <text:list-item>
          <text:p text:style-name="P25"><text:span text:style-name="T9">During the data preprocessing step, how should one treat missing/null values? How will you deal with them?</text:span></text:p>
        </text:list-item>
        <text:list-item>
          <text:p text:style-name="P25"><text:span text:style-name="T9">What is an outlier and how to identify them?</text:span></text:p>
        </text:list-item>
        <text:list-item>
          <text:p text:style-name="P25"><text:soft-page-break/><text:span text:style-name="T9">How can the data be normalized?</text:span></text:p>
        </text:list-item>
        <text:list-item>
          <text:p text:style-name="P25"><text:span text:style-name="T9">Is more data always better?</text:span></text:p>
        </text:list-item>
        <text:list-item>
          <text:p text:style-name="P25"><text:span text:style-name="T9">What are </text:span>the <text:span text:style-name="T9">advantages of plotting your data before performing </text:span>an <text:span text:style-name="T9">analysis?</text:span></text:p>
        </text:list-item>
        <text:list-item>
          <text:p text:style-name="P25"><text:span text:style-name="T9">How can you determine which features are the most</text:span> important<text:span text:style-name="T9"> in your model?</text:span></text:p>
        </text:list-item>
      </text:list>
      <text:p text:style-name="P27"/>
      <text:list xml:id="list224516267439848" text:continue-list="list2542289136" text:style-name="WWNum16">
        <text:list-item>
          <text:p text:style-name="P10"><text:span text:style-name="T6">Linear<text:tab/>Regression, Gradient Descent, Multiple Linear Regression, Polynomial Regression, r2 score, RMSE, SSE</text:span></text:p>
        </text:list-item>
      </text:list>
      <text:p text:style-name="P6"/>
      <text:list xml:id="list224515578313077" text:continue-list="list224514772194766" text:style-name="WWNum12">
        <text:list-item>
          <text:p text:style-name="P25">What is linear regression?</text:p>
        </text:list-item>
        <text:list-item>
          <text:p text:style-name="P25">What are the types of linear regression?</text:p>
        </text:list-item>
        <text:list-item>
          <text:p text:style-name="P25">What is the difference between simple and multiple linear regression?</text:p>
        </text:list-item>
        <text:list-item>
          <text:p text:style-name="P25">What is the cost function in linear regression?</text:p>
        </text:list-item>
        <text:list-item>
          <text:p text:style-name="P25">How do you interpret the coefficients in a linear regression model?</text:p>
        </text:list-item>
        <text:list-item>
          <text:p text:style-name="P25">What is the role of the intercept term in a linear regression model?</text:p>
        </text:list-item>
        <text:list-item>
          <text:p text:style-name="P25">How do you evaluate the performance of a linear regression model?</text:p>
        </text:list-item>
        <text:list-item>
          <text:p text:style-name="P25">How do you handle outliers in linear regression?</text:p>
        </text:list-item>
        <text:list-item>
          <text:p text:style-name="P25">What is Gradient Descent?</text:p>
        </text:list-item>
        <text:list-item>
          <text:p text:style-name="P25">What is the objective of Gradient Descent in Machine Learning?</text:p>
        </text:list-item>
        <text:list-item>
          <text:p text:style-name="P25">What is the learning rate in Gradient Descent?</text:p>
        </text:list-item>
        <text:list-item>
          <text:p text:style-name="P25">How do you select an appropriate learning rate in Gradient Descent?</text:p>
        </text:list-item>
        <text:list-item>
          <text:p text:style-name="P25">What is the importance of the learning rate in Gradient Descent?</text:p>
        </text:list-item>
        <text:list-item>
          <text:p text:style-name="P25">What are the advantages and disadvantages of Gradient Descent?</text:p>
        </text:list-item>
        <text:list-item>
          <text:p text:style-name="P25"><text:soft-page-break/>How does Gradient Descent help in minimizing the cost function in linear regression?</text:p>
        </text:list-item>
        <text:list-item>
          <text:p text:style-name="P25">What is the role of the partial derivative in Gradient Descent?</text:p>
        </text:list-item>
        <text:list-item>
          <text:p text:style-name="P25">Can Gradient Descent be used for non-linear regression? If yes, how?</text:p>
        </text:list-item>
        <text:list-item>
          <text:p text:style-name="P25">What is Multiple Linear Regression, and how does it differ from Simple Linear Regression?</text:p>
        </text:list-item>
        <text:list-item>
          <text:p text:style-name="P25">What is the objective of Multiple Linear Regression in Machine Learning?</text:p>
        </text:list-item>
        <text:list-item>
          <text:p text:style-name="P25">How do you interpret the coefficients in Multiple Linear Regression?</text:p>
        </text:list-item>
        <text:list-item>
          <text:p text:style-name="P25">How do you determine which independent variables are significant in Multiple Linear Regression?</text:p>
        </text:list-item>
        <text:list-item>
          <text:p text:style-name="P25">What is the role of the R-squared value in Multiple Linear Regression?</text:p>
        </text:list-item>
        <text:list-item>
          <text:p text:style-name="P25">What is the R-squared (R2) score, and what does it measure in Machine Learning?</text:p>
        </text:list-item>
        <text:list-item>
          <text:p text:style-name="P25">How is the R2 score calculated, and what does a high or low R2 score indicate?</text:p>
        </text:list-item>
        <text:list-item>
          <text:p text:style-name="P25">What is the difference between the R2 score and the Mean Squared Error (MSE)?</text:p>
        </text:list-item>
        <text:list-item>
          <text:p text:style-name="P25">What are some limitations of using the R2 score to evaluate a model's performance?</text:p>
        </text:list-item>
        <text:list-item>
          <text:p text:style-name="P25">Can the R2 score be negative, and if so, what does it indicate about the model's performance?</text:p>
        </text:list-item>
      </text:list>
      <text:p text:style-name="P27"/>
      <text:list xml:id="list224515535243221" text:continue-list="list224516267439848" text:style-name="WWNum16">
        <text:list-item>
          <text:p text:style-name="P10"><text:span text:style-name="T6">Logistic Regression, </text:span><text:span text:style-name="T4">Accuracy, Precision, Recall, confusion Metrics, F1 Score</text:span></text:p>
        </text:list-item>
      </text:list>
      <text:p text:style-name="P7"/>
      <text:list xml:id="list224515441819286" text:continue-list="list224515578313077" text:style-name="WWNum12">
        <text:list-item>
          <text:p text:style-name="P25">Can you explain the concept of Logistic Regression and when it is used?</text:p>
        </text:list-item>
        <text:list-item>
          <text:p text:style-name="P25">What are the differences between Linear Regression and Logistic Regression?</text:p>
        </text:list-item>
        <text:list-item>
          <text:p text:style-name="P25">How do you evaluate the performance of a Logistic Regression model?</text:p>
        </text:list-item>
        <text:list-item>
          <text:p text:style-name="P25">Can you explain the concept of Accuracy, Precision, and Recall in Machine Learning, and how are they calculated?</text:p>
        </text:list-item>
        <text:list-item>
          <text:p text:style-name="P25">What is a Confusion Matrix, and how is it used to evaluate the performance of a classification model?</text:p>
        </text:list-item>
        <text:list-item>
          <text:p text:style-name="P25"><text:soft-page-break/>How is the F1 Score calculated, and what is its significance in evaluating the performance of a classification model?</text:p>
        </text:list-item>
        <text:list-item>
          <text:p text:style-name="P25">How do you choose the appropriate threshold for a classification model?</text:p>
        </text:list-item>
        <text:list-item>
          <text:p text:style-name="P25">What are some of the common problems that can occur when evaluating the performance of a classification model?</text:p>
        </text:list-item>
        <text:list-item>
          <text:p text:style-name="P25">Can you explain how imbalanced classes can affect the evaluation of a classification model, and what are some techniques to address this problem?</text:p>
        </text:list-item>
        <text:list-item>
          <text:p text:style-name="P25">What is the log loss/cross entropy function? How it is useful in classification?</text:p>
        </text:list-item>
        <text:list-item>
          <text:p text:style-name="P25">What are the RMSE (Root Mean Squared Error) and SSE (Sum of Squared Errors) in Machine Learning?</text:p>
        </text:list-item>
        <text:list-item>
          <text:p text:style-name="P25">How are RMSE and SSE calculated, and what do they measure?</text:p>
        </text:list-item>
        <text:list-item>
          <text:p text:style-name="P25">What is the difference between RMSE and SSE?</text:p>
        </text:list-item>
        <text:list-item>
          <text:p text:style-name="P25">How do you interpret RMSE and SSE values?</text:p>
        </text:list-item>
        <text:list-item>
          <text:p text:style-name="P25">What is the role of RMSE and SSE in evaluating a regression model's performance?</text:p>
        </text:list-item>
        <text:list-item>
          <text:p text:style-name="P25">Can RMSE or SSE be negative? If yes, what does it indicate about the model's performance?</text:p>
        </text:list-item>
        <text:list-item>
          <text:p text:style-name="P25">How can you minimize RMSE and SSE while building a regression model?</text:p>
        </text:list-item>
        <text:list-item>
          <text:p text:style-name="P25">Can RMSE and SSE be used to compare the performance of different models? If yes, how?</text:p>
        </text:list-item>
        <text:list-item>
          <text:p text:style-name="P25">What are the advantages and limitations of using RMSE and SSE as performance metrics?</text:p>
        </text:list-item>
        <text:list-item>
          <text:p text:style-name="P25">Can RMSE and SSE be used in non-linear regression models? If yes, how?</text:p>
        </text:list-item>
      </text:list>
      <text:p text:style-name="P28"/>
      <text:list xml:id="list612401943" text:style-name="WWNum3">
        <text:list-item>
          <text:p text:style-name="P11"><text:span text:style-name="T6">K - Nearest Neighbors</text:span></text:p>
        </text:list-item>
      </text:list>
      <text:p text:style-name="P6"/>
      <text:list xml:id="list224516131267887" text:continue-list="list224515441819286" text:style-name="WWNum12">
        <text:list-item>
          <text:p text:style-name="P25">What is the K-Nearest Neighbors algorithm in Machine Learning?</text:p>
        </text:list-item>
        <text:list-item>
          <text:p text:style-name="P25">What is the working principle of the K-Nearest Neighbors algorithm?</text:p>
        </text:list-item>
        <text:list-item>
          <text:p text:style-name="P25">How do you choose the value of K in the K-Nearest Neighbors algorithm?</text:p>
        </text:list-item>
        <text:list-item>
          <text:p text:style-name="P25"><text:soft-page-break/>What is the difference between the Euclidean distance and the Manhattan distance in K-Nearest Neighbors?</text:p>
        </text:list-item>
        <text:list-item>
          <text:p text:style-name="P25">What are the advantages and disadvantages of the K-Nearest Neighbors algorithm?</text:p>
        </text:list-item>
        <text:list-item>
          <text:p text:style-name="P25">Can the K-Nearest Neighbors algorithm be used for classification and regression problems? If yes, how?</text:p>
        </text:list-item>
        <text:list-item>
          <text:p text:style-name="P25">How do you handle categorical variables in the K-Nearest Neighbors algorithm?</text:p>
        </text:list-item>
        <text:list-item>
          <text:p text:style-name="P25">How to find the best value of K in K-NN?</text:p>
        </text:list-item>
        <text:list-item>
          <text:p text:style-name="P25">How does the K-Nearest Neighbors algorithm compare to other classification algorithms, such as Decision Trees or Support Vector Machines?</text:p>
        </text:list-item>
      </text:list>
      <text:p text:style-name="P5"/>
      <text:list xml:id="list2457768212" text:style-name="WWNum17">
        <text:list-item>
          <text:p text:style-name="P12"><text:span text:style-name="T4">Tree-based models(Decision Tree, Random Forest, XGboost)</text:span></text:p>
        </text:list-item>
      </text:list>
      <text:p text:style-name="P7"/>
      <text:list xml:id="list224515662332451" text:continue-list="list224516131267887" text:style-name="WWNum12">
        <text:list-item>
          <text:p text:style-name="P25">Can you explain the concept of Decision Trees in Machine Learning?</text:p>
        </text:list-item>
        <text:list-item>
          <text:p text:style-name="P25">How do you determine the best split in a Decision Tree?</text:p>
        </text:list-item>
        <text:list-item>
          <text:p text:style-name="P25">What is the difference between Gini Impurity and Entropy, and how are they used to determine the best split in a Decision Tree?</text:p>
        </text:list-item>
        <text:list-item>
          <text:p text:style-name="P25">How do you deal with overfitting in Decision Trees?</text:p>
        </text:list-item>
        <text:list-item>
          <text:p text:style-name="P25">Can you explain the concept of Random Forest, and how it improves the performance of Decision Trees?</text:p>
        </text:list-item>
        <text:list-item>
          <text:p text:style-name="P25">How does the Random Forest algorithm combine multiple Decision Trees?</text:p>
        </text:list-item>
        <text:list-item>
          <text:p text:style-name="P25">What are some of the advantages and disadvantages of a Random Forest compared to a single Decision Tree?</text:p>
        </text:list-item>
        <text:list-item>
          <text:p text:style-name="P25">Can you explain the concept of XGBoost, and how it improves the performance of Gradient Boosting algorithms?</text:p>
        </text:list-item>
        <text:list-item>
          <text:p text:style-name="P25">What are some of the advantages of XGBoost over other tree-based models?</text:p>
        </text:list-item>
        <text:list-item>
          <text:p text:style-name="P25">Can you explain the concept of feature importance in tree-based models, and how it is calculated?</text:p>
        </text:list-item>
        <text:list-item>
          <text:p text:style-name="P25">How do you tune the hyperparameters of a tree-based model, such as the maximum depth of the tree or the number of trees in the Random Forest?</text:p>
        </text:list-item>
        <text:list-item>
          <text:p text:style-name="P25">What are some of the common problems that can occur when using tree-based models, and how can they be addressed?</text:p>
        </text:list-item>
        <text:list-item>
          <text:p text:style-name="P25"><text:soft-page-break/>Can you explain how tree-based models can be used for feature selection and dimensionality reduction?</text:p>
        </text:list-item>
        <text:list-item>
          <text:p text:style-name="P25">What are some of the emerging trends and research directions in tree-based models for Machine Learning?</text:p>
        </text:list-item>
      </text:list>
      <text:p text:style-name="P27"><text:s/></text:p>
      <text:list xml:id="list2702745545" text:style-name="WWNum18">
        <text:list-item>
          <text:p text:style-name="P13"><text:span text:style-name="T4">Support Vector Machines</text:span> </text:p>
        </text:list-item>
      </text:list>
      <text:p text:style-name="P5"/>
      <text:list xml:id="list224516316172281" text:continue-list="list224515662332451" text:style-name="WWNum12">
        <text:list-item>
          <text:p text:style-name="P25"><text:span text:style-name="T10">What are Support Vector Machines?</text:span></text:p>
        </text:list-item>
        <text:list-item>
          <text:p text:style-name="P25">What are Support Vectors in SVMs?</text:p>
        </text:list-item>
        <text:list-item>
          <text:p text:style-name="P25"><text:span text:style-name="T10">What happens when there is no clear Hyperplane in SVM?</text:span></text:p>
        </text:list-item>
        <text:list-item>
          <text:p text:style-name="P25"><text:span text:style-name="T10">Why would you use the Kernel Trick?</text:span></text:p>
        </text:list-item>
        <text:list-item>
          <text:p text:style-name="P25"><text:span text:style-name="T10">What is the difference between Classification and Regression when using SVM?</text:span></text:p>
        </text:list-item>
        <text:list-item>
          <text:p text:style-name="P25"><text:span text:style-name="T10">While designing an SVM classifier, what values should the designer select?</text:span></text:p>
        </text:list-item>
        <text:list-item>
          <text:p text:style-name="P25"><text:span text:style-name="T10">Is there a relation between the Number of Support Vectors and the classifier's performance?</text:span></text:p>
        </text:list-item>
        <text:list-item>
          <text:p text:style-name="P25">What is C with regard to a Support Vector Machine?</text:p>
        </text:list-item>
        <text:list-item>
          <text:p text:style-name="P25"><text:span text:style-name="T9">How to deal with multiple classes with SVM?</text:span></text:p>
        </text:list-item>
      </text:list>
      <text:p text:style-name="P27"/>
      <text:list xml:id="list1164014730" text:style-name="WWNum1">
        <text:list-item>
          <text:p text:style-name="P14"><text:s/><text:span text:style-name="T4">Overfitting and underfitting </text:span></text:p>
        </text:list-item>
      </text:list>
      <text:p text:style-name="P7"/>
      <text:list xml:id="list224515802532845" text:continue-list="list224516316172281" text:style-name="WWNum12">
        <text:list-item>
          <text:p text:style-name="P25">Can you explain the concept of overfitting and underfitting in Machine Learning?</text:p>
        </text:list-item>
        <text:list-item>
          <text:p text:style-name="P25">What are some of the causes of overfitting and underfitting?</text:p>
        </text:list-item>
        <text:list-item>
          <text:p text:style-name="P25">How do you detect and diagnose overfitting and underfitting in a Machine Learning model?</text:p>
        </text:list-item>
        <text:list-item>
          <text:p text:style-name="P25">What are some of the techniques to prevent overfitting and underfitting?</text:p>
        </text:list-item>
        <text:list-item>
          <text:p text:style-name="P25"><text:soft-page-break/>Can you explain the concept of the bias-variance tradeoff in Machine Learning, and how it is related to overfitting and underfitting?</text:p>
        </text:list-item>
        <text:list-item>
          <text:p text:style-name="P25">What are some of the common techniques used to prevent overfitting in Machine Learning?</text:p>
        </text:list-item>
        <text:list-item>
          <text:p text:style-name="P25">Can you explain the concept of cross-validation, and how it is used to prevent overfitting and underfitting?</text:p>
        </text:list-item>
        <text:list-item>
          <text:p text:style-name="P25">What are some of the limitations of cross-validation in preventing overfitting and underfitting? </text:p>
        </text:list-item>
      </text:list>
      <text:p text:style-name="P27"/>
      <text:list xml:id="list1956383416" text:style-name="WWNum4">
        <text:list-item>
          <text:p text:style-name="P26"><text:span text:style-name="T4">Perceptron Learning and Logic Gates using Perceptron</text:span> </text:p>
        </text:list-item>
      </text:list>
      <text:p text:style-name="P27"/>
      <text:list xml:id="list224515964446323" text:continue-list="list224515802532845" text:style-name="WWNum12">
        <text:list-item>
          <text:p text:style-name="P25">What is a perceptron?</text:p>
        </text:list-item>
        <text:list-item>
          <text:p text:style-name="P25">How does a perceptron work?</text:p>
        </text:list-item>
        <text:list-item>
          <text:p text:style-name="P25">What is the difference between a single-layer perceptron and a multi-layer perceptron?</text:p>
        </text:list-item>
        <text:list-item>
          <text:p text:style-name="P25">How is the perceptron trained?</text:p>
        </text:list-item>
        <text:list-item>
          <text:p text:style-name="P25">What is the role of the learning rate in perceptron training?</text:p>
        </text:list-item>
        <text:list-item>
          <text:p text:style-name="P25">How Logic gates can be simulated using perceptron? </text:p>
        </text:list-item>
        <text:list-item>
          <text:p text:style-name="P25">Can a perceptron solve non-linearly separable problems? How?</text:p>
        </text:list-item>
      </text:list>
      <text:p text:style-name="P5"/>
      <text:list xml:id="list3010483923" text:style-name="WWNum8">
        <text:list-item>
          <text:p text:style-name="P15"><text:span text:style-name="T4">Neural Network Representation, Non-Linear Activation <text:s text:c="3"/>Functions, Cost Function, Backpropagation, Training &amp; Validation</text:span></text:p>
        </text:list-item>
      </text:list>
      <text:p text:style-name="P7"/>
      <text:list xml:id="list224516462597723" text:continue-list="list224515964446323" text:style-name="WWNum12">
        <text:list-item>
          <text:p text:style-name="P25">What is a neural network?</text:p>
        </text:list-item>
        <text:list-item>
          <text:p text:style-name="P25">What is the role of weights and biases in a neural network?</text:p>
        </text:list-item>
        <text:list-item>
          <text:p text:style-name="P25">What is the purpose of the activation function in a neural network?</text:p>
        </text:list-item>
        <text:list-item>
          <text:p text:style-name="P25">Why do we need non-linear activation functions in neural networks?</text:p>
        </text:list-item>
        <text:list-item>
          <text:p text:style-name="P25"><text:soft-page-break/>What are some examples of non-linear activation functions?</text:p>
        </text:list-item>
        <text:list-item>
          <text:p text:style-name="P25">What is the sigmoid function and how is it used in neural networks?</text:p>
        </text:list-item>
        <text:list-item>
          <text:p text:style-name="P25">What is the Rectified Linear Unit (ReLU) activation function and SoftMax? <text:s/>How is it used in neural networks?</text:p>
        </text:list-item>
        <text:list-item>
          <text:p text:style-name="P25">What is a cost function?</text:p>
        </text:list-item>
        <text:list-item>
          <text:p text:style-name="P25">What is the role of a cost function in neural network training?</text:p>
        </text:list-item>
        <text:list-item>
          <text:p text:style-name="P25">What is backpropagation? How does backpropagation work?</text:p>
        </text:list-item>
        <text:list-item>
          <text:p text:style-name="P25">What is the role of the chain rule in backpropagation?</text:p>
        </text:list-item>
        <text:list-item>
          <text:p text:style-name="P25">What are some common issues that can arise during backpropagation?</text:p>
        </text:list-item>
        <text:list-item>
          <text:p text:style-name="P25">What is the purpose of training a neural network?</text:p>
        </text:list-item>
        <text:list-item>
          <text:p text:style-name="P25">What is training, testing, and validation data and how is it used in neural network training?</text:p>
        </text:list-item>
        <text:list-item>
          <text:p text:style-name="P25">What is early stopping and how is it used in neural network training? </text:p>
        </text:list-item>
      </text:list>
      <text:list xml:id="list1644207883" text:style-name="WWNum14">
        <text:list-item>
          <text:p text:style-name="P16"><text:span text:style-name="T4">Deep Learning introduction and requirement, Hyperparameter tuning</text:span> </text:p>
        </text:list-item>
      </text:list>
      <text:list xml:id="list224516162272691" text:continue-list="list224516462597723" text:style-name="WWNum12">
        <text:list-item>
          <text:p text:style-name="P25">What is Deep Learning?</text:p>
        </text:list-item>
        <text:list-item>
          <text:p text:style-name="P25">What are some popular Deep Learning frameworks?</text:p>
        </text:list-item>
        <text:list-item>
          <text:p text:style-name="P25">What are some common applications of Deep Learning?</text:p>
        </text:list-item>
        <text:list-item>
          <text:p text:style-name="P25">What are hyperparameters in Deep Learning? Why is hyperparameter tuning important?</text:p>
        </text:list-item>
        <text:list-item>
          <text:p text:style-name="P25">What are some common hyperparameters that need to be tuned in a Deep Learning model?</text:p>
        </text:list-item>
        <text:list-item>
          <text:p text:style-name="P25">What are some challenges in hyperparameter tuning?</text:p>
        </text:list-item>
      </text:list>
      <text:p text:style-name="P27"/>
      <text:list xml:id="list3529240706" text:style-name="WWNum5">
        <text:list-item>
          <text:p text:style-name="P17"><text:span text:style-name="T4">Convolution Neural Nets</text:span> </text:p>
        </text:list-item>
      </text:list>
      <text:p text:style-name="P5"/>
      <text:list xml:id="list224515153001434" text:continue-list="list224516162272691" text:style-name="WWNum12">
        <text:list-item>
          <text:p text:style-name="P25"><text:soft-page-break/>What is a Convolutional Neural Network (CNN)?</text:p>
        </text:list-item>
        <text:list-item>
          <text:p text:style-name="P25">What are the advantages of using a CNN over a fully connected neural network for image classification?</text:p>
        </text:list-item>
        <text:list-item>
          <text:p text:style-name="P25">What are convolutional layers in a CNN?</text:p>
        </text:list-item>
        <text:list-item>
          <text:p text:style-name="P25">What is pooling and what is its role in CNN?</text:p>
        </text:list-item>
        <text:list-item>
          <text:p text:style-name="P25">What is a filter in a CNN and how is it used in convolutional layers?</text:p>
        </text:list-item>
        <text:list-item>
          <text:p text:style-name="P25">What is the difference between stride and padding in convolutional layers?</text:p>
        </text:list-item>
        <text:list-item>
          <text:p text:style-name="P25">What are some common CNN architectures?</text:p>
        </text:list-item>
        <text:list-item>
          <text:p text:style-name="P25">How can data augmentation help in CNN training?</text:p>
        </text:list-item>
        <text:list-item>
          <text:p text:style-name="P25">What are some popular applications of CNNs?</text:p>
        </text:list-item>
      </text:list>
      <text:p text:style-name="P27"/>
      <text:list xml:id="list1620352312" text:style-name="WWNum9">
        <text:list-item>
          <text:p text:style-name="P18"><text:span text:style-name="T4">Recurrent Neural Nets</text:span> </text:p>
        </text:list-item>
      </text:list>
      <text:p text:style-name="P5"/>
      <text:list xml:id="list224515520087672" text:continue-list="list224515153001434" text:style-name="WWNum12">
        <text:list-item>
          <text:p text:style-name="P25">What is a Recurrent Neural Network (RNN)?</text:p>
        </text:list-item>
        <text:list-item>
          <text:p text:style-name="P25">What are the advantages of using an RNN over a feedforward neural network?</text:p>
        </text:list-item>
        <text:list-item>
          <text:p text:style-name="P25">What is the role of memory in an RNN?</text:p>
        </text:list-item>
        <text:list-item>
          <text:p text:style-name="P25">What is the vanishing gradient problem and how does it relate to RNNs?</text:p>
        </text:list-item>
        <text:list-item>
          <text:p text:style-name="P25">What is a sequence model and how is it used in natural language processing?</text:p>
        </text:list-item>
        <text:list-item>
          <text:p text:style-name="P25">What are some common applications of RNNs?</text:p>
        </text:list-item>
        <text:list-item>
          <text:p text:style-name="P25">What are some common issues that can arise during RNN training?</text:p>
        </text:list-item>
        <text:list-item>
          <text:p text:style-name="P25">What are some popular RNN architectures?</text:p>
        </text:list-item>
      </text:list>
      <text:p text:style-name="P29"><text:s/></text:p>
      <text:list xml:id="list3209897007" text:style-name="WWNum11">
        <text:list-item>
          <text:p text:style-name="P19"><text:soft-page-break/><text:span text:style-name="T4">K-Means Clustering</text:span><text:span text:style-name="T6">, </text:span><text:span text:style-name="T4">Hierarchical Clustering, Anomaly Detection</text:span></text:p>
        </text:list-item>
      </text:list>
      <text:p text:style-name="P7"/>
      <text:list xml:id="list224515109173439" text:continue-list="list224515520087672" text:style-name="WWNum12">
        <text:list-item>
          <text:p text:style-name="P25">What is K-Means clustering, and how does it work?</text:p>
        </text:list-item>
        <text:list-item>
          <text:p text:style-name="P25">How do you choose the value of K in K-Means clustering?</text:p>
        </text:list-item>
        <text:list-item>
          <text:p text:style-name="P25">What are some of the limitations of K-Means clustering?</text:p>
        </text:list-item>
        <text:list-item>
          <text:p text:style-name="P25">Can you explain the concept of centroids in K-Means clustering?</text:p>
        </text:list-item>
        <text:list-item>
          <text:p text:style-name="P25">How do you evaluate the quality of clustering in K-Means?</text:p>
        </text:list-item>
        <text:list-item>
          <text:p text:style-name="P25">What are some of the real-world applications of K-Means clustering?</text:p>
        </text:list-item>
        <text:list-item>
          <text:p text:style-name="P25">Can you explain the Elbow method in K-Means clustering?</text:p>
        </text:list-item>
        <text:list-item>
          <text:p text:style-name="P25">What is Hierarchical Clustering, and how does it work?</text:p>
        </text:list-item>
        <text:list-item>
          <text:p text:style-name="P25">What are the different types of Hierarchical Clustering?</text:p>
        </text:list-item>
        <text:list-item>
          <text:p text:style-name="P25">How do you decide on the number of clusters in Hierarchical Clustering?</text:p>
        </text:list-item>
        <text:list-item>
          <text:p text:style-name="P25">What are some of the limitations of Hierarchical Clustering?</text:p>
        </text:list-item>
        <text:list-item>
          <text:p text:style-name="P25">What are some of the real-world applications of Hierarchical Clustering?</text:p>
        </text:list-item>
        <text:list-item>
          <text:p text:style-name="P25">What is Anomaly Detection, and how does it work?</text:p>
        </text:list-item>
        <text:list-item>
          <text:p text:style-name="P25">What are some of the real-world applications of Anomaly Detection?</text:p>
        </text:list-item>
        <text:list-item>
          <text:p text:style-name="P25">What are the different types of Anomaly Detection techniques?</text:p>
        </text:list-item>
        <text:list-item>
          <text:p text:style-name="P25">What are some of the limitations of Anomaly Detection?</text:p>
        </text:list-item>
        <text:list-item>
          <text:p text:style-name="P25">Can you explain the difference between supervised and unsupervised Anomaly Detection?</text:p>
        </text:list-item>
      </text:list>
      <text:p text:style-name="P27"/>
      <text:list xml:id="list2978284679" text:style-name="WWNum13">
        <text:list-item>
          <text:p text:style-name="P20"><text:span text:style-name="T4">Association Rule Learning</text:span></text:p>
        </text:list-item>
      </text:list>
      <text:p text:style-name="P7"><text:soft-page-break/></text:p>
      <text:list xml:id="list224515775725648" text:continue-list="list224515109173439" text:style-name="WWNum12">
        <text:list-item>
          <text:p text:style-name="P25">What is Association Rule Learning, and how does it work?</text:p>
        </text:list-item>
        <text:list-item>
          <text:p text:style-name="P25">What are some of the real-world applications of Association Rule Learning?</text:p>
        </text:list-item>
        <text:list-item>
          <text:p text:style-name="P25">Can you explain the Apriori algorithm in Association Rule Learning?</text:p>
        </text:list-item>
        <text:list-item>
          <text:p text:style-name="P25">How do you measure the strength of association rules in Association Rule Learning?</text:p>
        </text:list-item>
        <text:list-item>
          <text:p text:style-name="P25">What are some of the limitations of Association Rule Learning?</text:p>
        </text:list-item>
        <text:list-item>
          <text:p text:style-name="P25">How can you evaluate the performance of an Association Rule Learning model?</text:p>
        </text:list-item>
      </text:list>
      <text:p text:style-name="P29"/>
      <text:list xml:id="list4223530640" text:style-name="WWNum10">
        <text:list-item>
          <text:p text:style-name="P21"><text:span text:style-name="T4">Dimensionality Reduction (PCA, SVD)</text:span></text:p>
        </text:list-item>
      </text:list>
      <text:p text:style-name="P6"/>
      <text:list xml:id="list224514653950565" text:continue-list="list224515775725648" text:style-name="WWNum12">
        <text:list-item>
          <text:p text:style-name="P25">What is Dimensionality Reduction, and why is it important?</text:p>
        </text:list-item>
        <text:list-item>
          <text:p text:style-name="P25">Can you explain the difference between PCA and SVD in Dimensionality Reduction?</text:p>
        </text:list-item>
        <text:list-item>
          <text:p text:style-name="P25">How does PCA work, and what is its objective?</text:p>
        </text:list-item>
        <text:list-item>
          <text:p text:style-name="P25">What are the real-world applications of PCA?</text:p>
        </text:list-item>
        <text:list-item>
          <text:p text:style-name="P25">How do you decide on the number of principal components to retain in PCA?</text:p>
        </text:list-item>
        <text:list-item>
          <text:p text:style-name="P25">What are some of the limitations of PCA?</text:p>
        </text:list-item>
        <text:list-item>
          <text:p text:style-name="P25">How does SVD work, and how is it related to PCA?</text:p>
        </text:list-item>
        <text:list-item>
          <text:p text:style-name="P25">Can you explain the concept of singular values in SVD?</text:p>
        </text:list-item>
        <text:list-item>
          <text:p text:style-name="P25">What are the real-world applications of SVD?</text:p>
        </text:list-item>
        <text:list-item>
          <text:p text:style-name="P25">How can you evaluate the performance of a Dimensionality Reduction model, such as PCA or SVD?</text:p>
        </text:list-item>
      </text:list>
      <text:p text:style-name="P5"><text:span text:style-name="T6"><text:s/></text:span></text:p>
      <text:list xml:id="list335241263" text:style-name="WWNum7">
        <text:list-item>
          <text:p text:style-name="P22"><text:soft-page-break/><text:span text:style-name="T4">Reinforcement Learning fundamentals, Q-Learning, Applications of Reinforcement Learning</text:span></text:p>
        </text:list-item>
      </text:list>
      <text:p text:style-name="P7"/>
      <text:list xml:id="list224514981914094" text:continue-list="list224514653950565" text:style-name="WWNum12">
        <text:list-item>
          <text:p text:style-name="P9">What are some of the real-world applications of Reinforcement Learning?</text:p>
        </text:list-item>
        <text:list-item>
          <text:p text:style-name="P9">Can you explain how Reinforcement Learning is used in game playing, such as AlphaGo and OpenAI Five?</text:p>
        </text:list-item>
        <text:list-item>
          <text:p text:style-name="P9">How is Reinforcement Learning applied in robotics and control systems?</text:p>
        </text:list-item>
        <text:list-item>
          <text:p text:style-name="P9">What are some of the challenges of applying Reinforcement Learning in real-world applications?</text:p>
        </text:list-item>
        <text:list-item>
          <text:p text:style-name="P25">What is Q-Learning, and how does it work?</text:p>
        </text:list-item>
        <text:list-item>
          <text:p text:style-name="P25">What are some of the real-world applications of Q-Learning?</text:p>
        </text:list-item>
        <text:list-item>
          <text:p text:style-name="P25">How do you choose the appropriate hyperparameters in Q-Learning?</text:p>
        </text:list-item>
        <text:list-item>
          <text:p text:style-name="P25">How does the exploration-exploitation tradeoff play a role in Q-Learning?</text:p>
        </text:list-item>
        <text:list-item>
          <text:p text:style-name="P25">What are some of the limitations of Q-Learning?</text:p>
        </text:list-item>
        <text:list-item>
          <text:p text:style-name="P25">Can you explain the concept of discounted future rewards in Q-Learning?</text:p>
        </text:list-item>
        <text:list-item>
          <text:p text:style-name="P25">What are some alternatives to Q-Learning?</text:p>
        </text:list-item>
        <text:list-item>
          <text:p text:style-name="P25">How can you evaluate the performance of a Q-Learning model?</text:p>
        </text:list-item>
        <text:list-item>
          <text:p text:style-name="P25">What are some ethical considerations when applying Reinforcement Learning in real-world applications?</text:p>
        </text:list-item>
        <text:list-item>
          <text:p text:style-name="P25">What are some of the emerging trends and research directions in Reinforcement Learning? </text:p>
        </text:list-item>
      </text:list>
      <text:p text:style-name="P27"/>
      <text:list xml:id="list2855975946" text:style-name="WWNum15">
        <text:list-item>
          <text:p text:style-name="P23"><text:span text:style-name="T4">Machine Learning Applications Across Industries (Healthcare, Retail, Financial Services, Manufacturing, Hospitality)</text:span><text:span text:style-name="T6"> </text:span></text:p>
        </text:list-item>
      </text:list>
      <text:p text:style-name="P6"/>
      <text:list xml:id="list224515851156121" text:continue-list="list224514981914094" text:style-name="WWNum12">
        <text:list-item>
          <text:p text:style-name="P25">What are some of the common applications of Machine Learning in healthcare?</text:p>
        </text:list-item>
        <text:list-item>
          <text:p text:style-name="P25">Can you explain how Machine Learning is used in diagnosis and treatment planning?</text:p>
        </text:list-item>
        <text:list-item>
          <text:p text:style-name="P25"><text:soft-page-break/>How can Machine Learning be used to improve patient outcomes and reduce healthcare costs?</text:p>
        </text:list-item>
        <text:list-item>
          <text:p text:style-name="P25">What are some of the ethical considerations when applying Machine Learning in healthcare?</text:p>
        </text:list-item>
        <text:list-item>
          <text:p text:style-name="P25">What are some of the common applications of Machine Learning in retail?</text:p>
        </text:list-item>
        <text:list-item>
          <text:p text:style-name="P25">Can you explain how Machine Learning is used in product recommendations and personalization?</text:p>
        </text:list-item>
        <text:list-item>
          <text:p text:style-name="P25">How can Machine Learning be used to improve supply chain management in retail?</text:p>
        </text:list-item>
        <text:list-item>
          <text:p text:style-name="P25">Can you explain how Machine Learning is used in fraud detection and risk assessment in financial services?</text:p>
        </text:list-item>
        <text:list-item>
          <text:p text:style-name="P25">What are some of the common applications of Machine Learning in manufacturing?</text:p>
        </text:list-item>
        <text:list-item>
          <text:p text:style-name="P25">Can you explain how Machine Learning is used in predictive maintenance and quality control in manufacturing?</text:p>
        </text:list-item>
        <text:list-item>
          <text:p text:style-name="P25">What are some of the common applications of Machine Learning in hospitality?</text:p>
        </text:list-item>
        <text:list-item>
          <text:p text:style-name="P25">Can you explain how Machine Learning is used in hotel recommendations and customer experience management in hospitality?</text:p>
        </text:list-item>
        <text:list-item>
          <text:p text:style-name="P25">How can Machine Learning be used to improve operational efficiency and reduce costs in different industries?</text:p>
        </text:list-item>
      </text:list>
      <text:p text:style-name="P29"/>
      <text:list xml:id="list3900928622" text:style-name="WWNum6">
        <text:list-item>
          <text:p text:style-name="P24"><text:span text:style-name="T4">Introduction to Recommendation Systems</text:span><text:span text:style-name="T6"> </text:span></text:p>
        </text:list-item>
      </text:list>
      <text:p text:style-name="P6"/>
      <text:list xml:id="list224515816234945" text:continue-list="list224515851156121" text:style-name="WWNum12">
        <text:list-item>
          <text:p text:style-name="P25">What is a Recommendation System, and how does it work?</text:p>
        </text:list-item>
        <text:list-item>
          <text:p text:style-name="P25">Can you explain the difference between Content-Based and Collaborative Filtering in Recommendation Systems?</text:p>
        </text:list-item>
        <text:list-item>
          <text:p text:style-name="P25">What are some of the real-world applications of Recommendation Systems?</text:p>
        </text:list-item>
        <text:list-item>
          <text:p text:style-name="P25">How do you evaluate the performance of a Recommendation System?</text:p>
        </text:list-item>
        <text:list-item>
          <text:p text:style-name="P25">What are some of the limitations of Recommendation Systems?</text:p>
        </text:list-item>
        <text:list-item>
          <text:p text:style-name="P25">Can you explain the concept of matrix factorization in Recommendation Systems?</text:p>
        </text:list-item>
        <text:list-item>
          <text:p text:style-name="P25">Can you explain the difference between explicit and implicit feedback in Recommendation Systems?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Georgia" fo:font-family="Georgia" style:font-family-generic="roman" style:font-pitch="variable" fo:font-size="12pt"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Georgia" fo:font-family="Georgia" style:font-family-generic="roman" style:font-pitch="variable" fo:font-size="12pt" style:text-underline-style="none" fo:font-weight="bold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Georgia" fo:font-family="Georgia" style:font-family-generic="roman" style:font-pitch="variable" fo:font-size="12pt" style:text-underline-style="none" fo:font-weight="bold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 fo:font-weight="bold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 fo:font-weight="bold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 fo:font-weight="bold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 fo:font-weight="bold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 fo:font-weight="bold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4" meta:paragraph-count="239" meta:word-count="2806" meta:character-count="16980" meta:non-whitespace-character-count="14623"/>
    <meta:generator>LibreOfficeDev/6.0.5.2$Linux_X86_64 LibreOffice_project/</meta:generator>
  </office:meta>
</office:document-meta>
</file>